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2000002B9C762898E8FDC304C.jpg" manifest:media-type="image/jpeg"/>
  <manifest:file-entry manifest:full-path="Pictures/10000201000002D00000021CAFBF6742A3CB2F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47cm, 0cm, 3.29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785cm" fo:min-width="1.866cm"/>
    </style:style>
    <style:style style:name="gr4" style:family="graphic" style:parent-style-name="standard">
      <style:graphic-properties draw:textarea-horizontal-align="justify" draw:textarea-vertical-align="middle" draw:auto-grow-height="false" fo:min-height="3.785cm" fo:min-width="1.456cm"/>
    </style:style>
    <style:style style:name="gr5" style:family="graphic" style:parent-style-name="standard">
      <style:graphic-properties draw:textarea-horizontal-align="justify" draw:textarea-vertical-align="middle" draw:auto-grow-height="false" fo:min-height="3.785cm" fo:min-width="2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8cm" svg:x="0cm" svg:y="0cm">
          <draw:image xlink:href="Pictures/10000201000002D00000021CAFBF6742A3CB2FE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20cm" svg:height="8cm" svg:x="0.012cm" svg:y="-0.022cm">
          <draw:image xlink:href="Pictures/10000000000005A2000002B9C762898E8FDC304C.jpg" xlink:type="simple" xlink:show="embed" xlink:actuate="onLoad">
            <text:p/>
          </draw:image>
        </draw:frame>
        <draw:custom-shape draw:style-name="gr3" draw:text-style-name="P2" draw:layer="layout" svg:width="2.366cm" svg:height="4.035cm" svg:x="2.2cm" svg:y="3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366cm" svg:height="4.035cm" svg:x="5.355cm" svg:y="3.9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56cm" svg:height="4.035cm" svg:x="7.844cm" svg:y="3.9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cm" svg:height="4.035cm" svg:x="9.9cm" svg:y="3.9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99cc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87cm" fo:margin-bottom="0cm" fo:margin-left="1cm" fo:margin-right="1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. Chiang</meta:initial-creator>
    <meta:creation-date>2020-03-31T09:27:54.852439544</meta:creation-date>
    <dc:date>2020-10-16T11:07:20.183477502</dc:date>
    <meta:editing-duration>PT6H41M57S</meta:editing-duration>
    <meta:editing-cycles>32</meta:editing-cycles>
    <meta:generator>LibreOffice/5.1.6.2$Linux_X86_64 LibreOffice_project/10m0$Build-2</meta:generator>
    <meta:document-statistic meta:object-count="6"/>
  </office:meta>
</office:document-meta>
</file>